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PipeServerImpl.RmiPipeServerImpl( RmiTransportServerImpl server , Object target , String [ ] connectio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miPipeServerImpl.invokeConnectionMethod( String name , Object [ ]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miPipeServer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miPipeServerImpl.getConnection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